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terationMono Nerd Font Mono" svg:font-family="'LiterationMono Nerd Font Mono', 'Droid Sans Mono', monospace, monospace, 'Droid Sans Fallback', 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20pt" style:font-size-asian="20pt" style:font-size-complex="20pt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 style:list-style-name="L1">
      <style:text-properties fo:font-size="18pt" officeooo:paragraph-rsid="00090d0f" style:font-size-asian="18pt" style:font-size-complex="18pt"/>
    </style:style>
    <style:style style:name="P5" style:family="paragraph" style:parent-style-name="Standard" style:list-style-name="L1">
      <style:text-properties fo:font-size="18pt" officeooo:rsid="00090d0f" officeooo:paragraph-rsid="00090d0f" style:font-size-asian="18pt" style:font-size-complex="18pt"/>
    </style:style>
    <style:style style:name="T1" style:family="text">
      <style:text-properties fo:color="#56b6c2"/>
    </style:style>
    <style:style style:name="T2" style:family="text">
      <style:text-properties fo:color="#c678dd"/>
    </style:style>
    <style:style style:name="T3" style:family="text">
      <style:text-properties officeooo:rsid="00090d0f"/>
    </style:style>
    <style:style style:name="T4" style:family="text">
      <style:text-properties fo:font-size="18pt" style:font-size-asian="13.5pt" style:font-size-complex="15.3999996185303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n espion veut entrer dans un immeuble. Seulement, pour entrer, il faut donner un code secret au gardien.</text:p>
      <text:p text:style-name="P3"/>
      <text:p text:style-name="P3">L'espion observe donc les gens entrer, et écoute ce qu'ils disent au gardien :</text:p>
      <text:p text:style-name="P3"/>
      <text:list xml:id="list1712254393" text:style-name="L1">
        <text:list-item>
          <text:p text:style-name="P4">Au premier, le gardien demande ??. La personne répond ??.</text:p>
        </text:list-item>
        <text:list-item>
          <text:p text:style-name="P4">Au deuxième, le gardien demande ??. La personne répond ??.</text:p>
        </text:list-item>
        <text:list-item>
          <text:p text:style-name="P5">Au troisième, le gardien demande ??. La personne répond ??.</text:p>
        </text:list-item>
        <text:list-item>
          <text:p text:style-name="P4"><text:span text:style-name="T3">Au quatrième, le gardien demande ??. La personne répond ??.</text:span></text:p>
        </text:list-item>
      </text:list>
      <text:p text:style-name="P3"/>
      <text:p text:style-name="P3">Quand l'espion arrive devant la porte, le gardien lui demande ??. Que doit répondre l'espion ?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terationMono Nerd Font Mono" svg:font-family="'LiterationMono Nerd Font Mono', 'Droid Sans Mono', monospace, monospace, 'Droid Sans Fallback', 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1-10-14T16:34:52.246787967</dc:date>
    <meta:editing-duration>PT1M7S</meta:editing-duration>
    <meta:editing-cycles>1</meta:editing-cycles>
    <meta:document-statistic meta:table-count="0" meta:image-count="0" meta:object-count="0" meta:page-count="1" meta:paragraph-count="7" meta:word-count="92" meta:character-count="514" meta:non-whitespace-character-count="433"/>
  </office:meta>
</office:document-meta>
</file>